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subtitle" style:list-style-name="L2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subtitle" style:list-style-name="L2">
      <style:graphic-properties draw:fill-color="#ffffff" draw:auto-grow-height="true" fo:min-height="13.86cm"/>
    </style:style>
    <style:style style:name="pr5" style:family="presentation" style:parent-style-name="Human-notes">
      <style:graphic-properties draw:fill-color="#ffffff" fo:min-height="13.114cm"/>
    </style:style>
    <style:style style:name="pr6" style:family="presentation" style:parent-style-name="Human-title">
      <style:graphic-properties draw:fill-color="#ffffff" fo:min-height="3.256cm"/>
    </style:style>
    <style:style style:name="pr7" style:family="presentation" style:parent-style-name="Human-subtitle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Urquell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Kirit Saelensmin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elspar Co Lt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Urquell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Urquell is a functional programming language whose programs are expressed as a UR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A function name is a URL</text:p>
            <text:p text:style-name="P4"/>
            <text:p text:style-name="P4">http://urquell.felspar.com/factor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layer="layout" svg:width="25.199cm" svg:height="13.609cm" svg:x="1.4cm" svg:y="5.039cm" presentation:class="subtitle">
          <draw:text-box>
            <text:p text:style-name="P2">Has both pure and impure functions</text:p>
            <text:p text:style-name="P2"/>
            <text:p text:style-name="P2">http://urquell.felspar.com/factorial/6.json</text:p>
            <text:p text:style-name="P2">http://urquell.felspar.com/random/10.js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Impurity is toxi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Functions can be partially applied</text:p>
            <text:p text:style-name="P4"/>
            <text:p text:style-name="P4">http://urquell.felspar.com/add/1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Functions can be fully applied without execution</text:p>
            <text:p text:style-name="P4"/>
            <text:p text:style-name="P4">http://urquell.felspar.com/add/1/1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Execution happens when the return format is requested</text:p>
            <text:p text:style-name="P4"/>
            <text:p text:style-name="P4">http://urquell.felspar.com/add/1/1.js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Pure functions will cache their return value in the Google datab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A type is also just a URL</text:p>
            <text:p text:style-name="P4"/>
            <text:p text:style-name="P4">http://urquell.felspar.com/int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0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2">Urquell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And a type is also a constructor</text:p>
            <text:p text:style-name="P4"/>
            <text:p text:style-name="P4">http://urquell.felspar.com/array/1/2/3/4/5/6.js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02T21:57:48</meta:creation-date>
    <dc:date>2008-09-02T22:32:47</dc:date>
    <dc:language>fi-FI</dc:language>
    <meta:editing-cycles>5</meta:editing-cycles>
    <meta:editing-duration>PT35M22S</meta:editing-duration>
    <meta:template xlink:type="simple" xlink:actuate="onRequest" xlink:href="file:///usr/lib/openoffice/share/template/en-GB/presnt/Human.otp" meta:date="2008-09-02T21:57:26"/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